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a05e3" officeooo:paragraph-rsid="001a05e3"/>
    </style:style>
    <style:style style:name="P2" style:family="paragraph" style:parent-style-name="Standard">
      <style:text-properties officeooo:rsid="001a05e3" officeooo:paragraph-rsid="001eeffe"/>
    </style:style>
    <style:style style:name="P3" style:family="paragraph" style:parent-style-name="Standard">
      <style:text-properties officeooo:rsid="001af0a9" officeooo:paragraph-rsid="001d2453"/>
    </style:style>
    <style:style style:name="P4" style:family="paragraph" style:parent-style-name="Standard">
      <style:text-properties officeooo:rsid="001d2453" officeooo:paragraph-rsid="001d2453"/>
    </style:style>
    <style:style style:name="P5" style:family="paragraph" style:parent-style-name="Standard">
      <style:text-properties officeooo:rsid="001a05e3" officeooo:paragraph-rsid="001a05e3"/>
    </style:style>
    <style:style style:name="P6" style:family="paragraph" style:parent-style-name="Standard">
      <style:text-properties officeooo:rsid="001a05e3" officeooo:paragraph-rsid="0024d13c"/>
    </style:style>
    <style:style style:name="P7" style:family="paragraph" style:parent-style-name="Standard">
      <style:text-properties officeooo:rsid="00188018" officeooo:paragraph-rsid="00188018"/>
    </style:style>
    <style:style style:name="P8" style:family="paragraph" style:parent-style-name="Standard">
      <style:text-properties officeooo:rsid="00188018" officeooo:paragraph-rsid="0024d13c"/>
    </style:style>
    <style:style style:name="P9" style:family="paragraph" style:parent-style-name="Standard">
      <style:text-properties officeooo:rsid="001af0a9" officeooo:paragraph-rsid="001d2453"/>
    </style:style>
    <style:style style:name="P10" style:family="paragraph" style:parent-style-name="Standard">
      <style:text-properties officeooo:rsid="001af0a9" officeooo:paragraph-rsid="0024d13c"/>
    </style:style>
    <style:style style:name="P11" style:family="paragraph" style:parent-style-name="Standard">
      <style:text-properties officeooo:rsid="00246a84" officeooo:paragraph-rsid="00246a84"/>
    </style:style>
    <style:style style:name="P12" style:family="paragraph" style:parent-style-name="Standard">
      <style:text-properties officeooo:rsid="00246a84" officeooo:paragraph-rsid="0024d13c"/>
    </style:style>
    <style:style style:name="P13" style:family="paragraph" style:parent-style-name="Standard">
      <style:text-properties officeooo:rsid="0024acaf" officeooo:paragraph-rsid="0024acaf"/>
    </style:style>
    <style:style style:name="P14" style:family="paragraph" style:parent-style-name="Standard">
      <style:text-properties officeooo:rsid="0024d13c" officeooo:paragraph-rsid="0024d13c"/>
    </style:style>
    <style:style style:name="T1" style:family="text">
      <style:text-properties officeooo:rsid="001af0a9"/>
    </style:style>
    <style:style style:name="T2" style:family="text">
      <style:text-properties officeooo:rsid="00246a84"/>
    </style:style>
    <style:style style:name="T3" style:family="text">
      <style:text-properties officeooo:rsid="001a05e3"/>
    </style:style>
    <style:style style:name="T4" style:family="text">
      <style:text-properties officeooo:rsid="0024acaf"/>
    </style:style>
    <style:style style:name="T5" style:family="text">
      <style:text-properties officeooo:rsid="00188018"/>
    </style:style>
    <style:style style:name="T6" style:family="text">
      <style:text-properties officeooo:rsid="0024d1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ne 8 : vous pouvez aussi prendre une tra<text:span text:style-name="T1">nc</text:span>he de la liste avec L2[i:j]</text:p>
      <text:p text:style-name="P7">Ligne <text:span text:style-name="T6">9</text:span> : on peut aussi faire 40*[0] pour avoir une liste avec 40 ‘0’.</text:p>
      <text:p text:style-name="P14">Ligne 11 : la ligne ‘x=list(x)’ ne sert à rien. Idem pour la fonction suivante.</text:p>
      <text:p text:style-name="P3">Ligne 12 : c’est plutôt une boucle while. Puisqu’on ne sait pas à l’avance combien d’étapes seront nécessaires.</text:p>
      <text:p text:style-name="P3">Ligne 13 : retirer le print. Une fonction renvoie <text:span text:style-name="T4">un résultat</text:span>, elle n’a pas vocation à afficher quelque chose.</text:p>
      <text:p text:style-name="P1">Ligne 13 : Vous pouvez écrire None sans guillemet. Ou ne mettre aucun return.</text:p>
      <text:p text:style-name="P4">Ligne 15 : la valeur du maximum (n) est mal initialisée : imaginez une liste de nombres tous négatifs. Avec votre programme, le max initilaisé à 0 ne sera jamais dépassé. Et la focntion renverra 0. Voyez le corrigé.</text:p>
      <text:p text:style-name="P4">Ligne 15 : les lignes ‘else : n=n’ sont inutiles. Avec ‘if’, vous n’êtes pas obligé de mettre nécessairement un ‘else’.</text:p>
      <text:p text:style-name="P1">Lign<text:span text:style-name="T2">e</text:span> 15 : Mx est mal initialisé : si toutes les valeurs sont entre L7[0] mais inférieures strictes à L7[0]+1, alors Mx va valoir une valeur qui n’est pas dans la liste. Testez sur la liste [0,0.7,0.8] par exemple.</text:p>
      <text:p text:style-name="P11">Ligne 13 : b<text:span text:style-name="T3"> est mal initialisé : si toutes les valeurs sont </text:span>négatives, la valeur renvoyée sera b=0. Voyez le corrigé.</text:p>
      <text:p text:style-name="P11">Ligne 14 : vous parcourez trois fois la liste. Ce n’est pas la méthode la plus efficace. Voyez le corrigé.</text:p>
      <text:p text:style-name="P1">Ligne 17 : n’ajoutez pas +1 pour la position. </text:p>
      <text:p text:style-name="P1">Ligne 18 : motif est plus grand que texte[i], qui lui est de longueur 1.</text:p>
      <text:p text:style-name="P1"/>
      <text:p text:style-name="P2"/>
      <text:p text:style-name="P13"/>
      <text:p text:style-name="P14">Ligne 1 : ce n’est pas exactement la question. On veut une liste.</text:p>
      <text:p text:style-name="P6">Ligne 8 : vous pouvez aussi prendre une tra<text:span text:style-name="T1">nc</text:span>he de la liste avec L2[i:j]</text:p>
      <text:p text:style-name="P8">Ligne <text:span text:style-name="T6">9</text:span> : on peut aussi faire 40*[0] pour avoir une liste avec 40 ‘0’.</text:p>
      <text:p text:style-name="P10">Ligne 12 : c’est plutôt une boucle while. Puisqu’on ne sait pas à l’avance combien d’étapes seront nécessaires.</text:p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3T09:31:25.928081945</meta:creation-date>
    <dc:date>2021-10-17T19:39:42.876330830</dc:date>
    <meta:editing-duration>P1DT21H59M4S</meta:editing-duration>
    <meta:editing-cycles>5</meta:editing-cycles>
    <meta:generator>LibreOffice/6.1.5.2$MacOSX_X86_64 LibreOffice_project/90f8dcf33c87b3705e78202e3df5142b201bd805</meta:generator>
    <meta:document-statistic meta:table-count="0" meta:image-count="0" meta:object-count="0" meta:page-count="1" meta:paragraph-count="17" meta:word-count="320" meta:character-count="1727" meta:non-whitespace-character-count="1423"/>
  </office:meta>
</office:document-meta>
</file>